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201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200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200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200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199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199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5816" calcext:value-type="float">
            <text:p>58.7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199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199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199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199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199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2784" calcext:value-type="float">
            <text:p>59.6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198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198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198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198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101</text:p>
          </table:table-cell>
          <table:table-cell office:value-type="string" calcext:value-type="string">
            <text:p>TWDB:0652101</text:p>
          </table:table-cell>
          <table:table-cell office:value-type="string" calcext:value-type="string">
            <text:p>198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1512" calcext:value-type="float">
            <text:p>59.3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